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6.6931in" table:align="margins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P3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1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43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font-name-complex="Ari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style:font-name="Times New Roman" fo:font-size="12pt" style:font-size-asian="12pt" style:font-name-complex="Symbol" style:font-size-complex="12pt"/>
    </style:style>
    <style:style style:name="T2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8" style:family="text">
      <style:text-properties fo:background-color="transparent"/>
    </style:style>
    <style:style style:name="T29" style:family="text">
      <style:text-properties fo:font-size="12pt" fo:language="ru" fo:country="RU" style:font-size-asian="12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style:font-name-complex="Symbol"/>
    </style:style>
    <style:style style:name="T32" style:family="text">
      <style:text-properties style:text-position="super 58%"/>
    </style:style>
    <style:style style:name="T33" style:family="text">
      <style:text-properties style:text-position="super 58%" fo:language="ru" fo:country="RU"/>
    </style:style>
    <style:style style:name="T34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6" style:family="text">
      <style:text-properties style:text-underline-style="none"/>
    </style:style>
    <style:style style:name="T37" style:family="text">
      <style:text-properties style:use-window-font-color="true" fo:language="ru" fo:country="RU"/>
    </style:style>
    <style:style style:name="T38" style:family="text">
      <style:text-properties style:text-underline-style="solid" style:text-underline-width="auto" style:text-underline-color="font-color" style:font-name-complex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">ПРОТОКОЛ <text:span text:style-name="T6">ПОВЕРКИ</text:span></text:p>
      <text:p text:style-name="P6"/>
      <text:p text:style-name="P5"><text:span text:style-name="T29">дозиметра</text:span><text:span text:style-name="T30">-</text:span><text:span text:style-name="T29">радиометра </text:span><text:span text:style-name="T30">$type</text:span></text:p>
      <text:p text:style-name="P9">Зав. № <text:span text:style-name="T1">$serial</text:span></text:p>
      <text:p text:style-name="P44"><text:span text:style-name="T19">принадлежащего<text:tab/></text:span><text:span text:style-name="T20"><text:tab/></text:span></text:p>
      <text:p text:style-name="P18"><text:span text:style-name="T6">Поверка проводилась на базе УП «АТОМТЕХ», в нормальных климатических условиях при температуре </text:span><text:span text:style-name="T8">Т</text:span><text:span text:style-name="T6"> = </text:span><text:span text:style-name="T10"><text:s/></text:span><text:span text:style-name="T9">$temp </text:span><text:span text:style-name="T6"><text:s/>°</text:span><text:span text:style-name="T8">С</text:span><text:span text:style-name="T6">, атмосферном давлении </text:span><text:span text:style-name="T8">Р</text:span><text:span text:style-name="T6"> = </text:span><text:span text:style-name="T10"><text:s text:c="5"/></text:span><text:span text:style-name="T6"><text:s/>мм.рт.ст, относительной влажности воздуха </text:span><text:span text:style-name="T8">р</text:span><text:span text:style-name="T6"> = </text:span><text:span text:style-name="T10"><text:s/></text:span><text:span text:style-name="T9">$vlag </text:span><text:span text:style-name="T6"><text:s/>%, внешнем фоне γ-излучения </text:span><text:span text:style-name="T3">H</text:span><text:span text:style-name="T6">*(10) = </text:span><text:span text:style-name="T10"><text:s/></text:span><text:span text:style-name="T9">$bground </text:span><text:span text:style-name="T6"><text:s/>мкЗв/ч, <text:s/>согласно методике, изложенной в </text:span><text:span text:style-name="T37"><text:s/>МП.МН <text:s/>1102-2002</text:span></text:p>
      <text:p text:style-name="P27"><text:span text:style-name="T6">1. </text:span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19">- <text:span text:style-name="T1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19">- <text:span text:style-name="T1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19">- <text:span text:style-name="T1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19">- <text:span text:style-name="T1">$facility_beta</text:span>;</text:p>
          </table:table-cell>
        </table:table-row>
      </table:table>
      <text:p text:style-name="P28">2. Поверка блоков детектирования</text:p>
      <text:p text:style-name="P42">а)<text:tab/>Внешний осмотр и опробование БД:</text:p>
      <text:p text:style-name="P17">- документация<text:tab/></text:p>
      <text:p text:style-name="P17">- отсутствие механических повреждений<text:tab/></text:p>
      <text:p text:style-name="P16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7">- контроль работоспособности<text:tab/></text:p>
      <text:p text:style-name="P42"><text:span text:style-name="T6">б</text:span>)<text:tab/><text:span text:style-name="T4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6">3. <text:span text:style-name="T36">Определение метрологических характеристик:</text:span>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32"/>
            <text:p text:style-name="P41">Определение основной относительной погрешности измерения <text:span text:style-name="T6">м</text:span>ощность амбиентной эквивалентной дозы<text:span text:style-name="T6"> гамма излучения дозиметра-радиометра</text:span> МКС-AT1125<text:span text:style-name="T6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_31_125.B2" table:number-rows-spanned="3" office:value-type="string">
            <text:p text:style-name="P22">Номер источ-ника</text:p>
          </table:table-cell>
          <table:table-cell table:style-name="_31_125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_31_12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22"><text:span text:style-name="T7">Относи-тельная</text:span><text:span text:style-name="T28"> </text:span><text:span text:style-name="T7">погреш-ность</text:span><text:span text:style-name="T28"> </text:span><text:span text:style-name="T25">измерения</text:span> </text:p>
            <text:p text:style-name="P22"><text:span text:style-name="T23">θ</text:span><text:span text:style-name="T14">пр</text:span><text:span text:style-name="T15">i</text:span><text:span text:style-name="T6">,</text:span> %</text:p>
          </table:table-cell>
          <table:table-cell table:style-name="_31_125.B2" table:number-rows-spanned="3" office:value-type="string">
            <text:p text:style-name="P21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_31_125.K2" table:number-rows-spanned="3" office:value-type="string">
            <text:p text:style-name="P25"><text:span text:style-name="T21">Предел основной </text:span><text:span text:style-name="T6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29">Фон, нЗв/ч</text:p>
          </table:table-cell>
          <table:table-cell table:style-name="_31_12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29">Среднее значение, <text:span text:style-name="T3">H</text:span><text:span text:style-name="T11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0"><text:span text:style-name="T18">H</text:span><text:span text:style-name="T11">1</text:span></text:p>
          </table:table-cell>
          <table:table-cell table:style-name="_31_125.D3" office:value-type="string">
            <text:p text:style-name="P29"><text:span text:style-name="T3">H</text:span><text:span text:style-name="T11">2</text:span></text:p>
          </table:table-cell>
          <table:table-cell table:style-name="_31_125.D3" office:value-type="string">
            <text:p text:style-name="P29"><text:span text:style-name="T3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10">0,<text:span text:style-name="T6">24</text:span> мкЗв/ч</text:p>
          </table:table-cell>
          <table:table-cell table:style-name="_31_125.B5" office:value-type="string">
            <text:p text:style-name="P11">$1-30</text:p>
          </table:table-cell>
          <table:table-cell table:style-name="_31_125.B5" office:value-type="string">
            <text:p text:style-name="P11">$1-40</text:p>
          </table:table-cell>
          <table:table-cell table:style-name="_31_125.B5" office:value-type="string">
            <text:p text:style-name="P11">$1-50</text:p>
          </table:table-cell>
          <table:table-cell table:style-name="_31_125.B5" office:value-type="string">
            <text:p text:style-name="P11">$1-60</text:p>
          </table:table-cell>
          <table:table-cell table:style-name="_31_125.B5" office:value-type="string">
            <text:p text:style-name="P11">$1-70</text:p>
          </table:table-cell>
          <table:table-cell table:style-name="_31_125.B5" office:value-type="string">
            <text:p text:style-name="P11">$1-80</text:p>
          </table:table-cell>
          <table:table-cell table:style-name="_31_125.B5" office:value-type="string">
            <text:p text:style-name="P11">$1-00</text:p>
          </table:table-cell>
          <table:table-cell table:style-name="_31_125.B5" office:value-type="string">
            <text:p text:style-name="P11">$1-10</text:p>
          </table:table-cell>
          <table:table-cell table:style-name="_31_125.B5" office:value-type="string">
            <text:p text:style-name="P11">$1-20</text:p>
          </table:table-cell>
          <table:table-cell table:style-name="_31_125.K5" table:number-rows-spanned="5" office:value-type="string">
            <text:p text:style-name="P10">±<text:span text:style-name="T6">15</text:span></text:p>
          </table:table-cell>
        </table:table-row>
        <table:table-row>
          <table:table-cell table:style-name="_31_125.A5" office:value-type="string">
            <text:p text:style-name="P10"><text:span text:style-name="T6">0,</text:span>7 мкЗв/ч</text:p>
          </table:table-cell>
          <table:table-cell table:style-name="_31_125.B5" office:value-type="string">
            <text:p text:style-name="P11">$1-31</text:p>
          </table:table-cell>
          <table:table-cell table:style-name="_31_125.B5" office:value-type="string">
            <text:p text:style-name="P11">$1-41</text:p>
          </table:table-cell>
          <table:table-cell table:style-name="_31_125.B5" office:value-type="string">
            <text:p text:style-name="P11">$1-51</text:p>
          </table:table-cell>
          <table:table-cell table:style-name="_31_125.B5" office:value-type="string">
            <text:p text:style-name="P11">$1-61</text:p>
          </table:table-cell>
          <table:table-cell table:style-name="_31_125.B5" office:value-type="string">
            <text:p text:style-name="P11">$1-71</text:p>
          </table:table-cell>
          <table:table-cell table:style-name="_31_125.B5" office:value-type="string">
            <text:p text:style-name="P11">$1-81</text:p>
          </table:table-cell>
          <table:table-cell table:style-name="_31_125.B5" office:value-type="string">
            <text:p text:style-name="P11">$1-01</text:p>
          </table:table-cell>
          <table:table-cell table:style-name="_31_125.B5" office:value-type="string">
            <text:p text:style-name="P11">$1-11</text:p>
          </table:table-cell>
          <table:table-cell table:style-name="_31_125.B5" office:value-type="string">
            <text:p text:style-name="P11">$1-21</text:p>
          </table:table-cell>
          <table:covered-table-cell/>
        </table:table-row>
        <table:table-row>
          <table:table-cell table:style-name="_31_125.A5" office:value-type="string">
            <text:p text:style-name="P10">7 мкЗв/ч</text:p>
          </table:table-cell>
          <table:table-cell table:style-name="_31_125.B5" office:value-type="string">
            <text:p text:style-name="P11">$1-32</text:p>
          </table:table-cell>
          <table:table-cell table:style-name="_31_125.B5" office:value-type="string">
            <text:p text:style-name="P11">$1-42</text:p>
          </table:table-cell>
          <table:table-cell table:style-name="_31_125.B5" office:value-type="string">
            <text:p text:style-name="P11">$1-52</text:p>
          </table:table-cell>
          <table:table-cell table:style-name="_31_125.B5" office:value-type="string">
            <text:p text:style-name="P11">$1-62</text:p>
          </table:table-cell>
          <table:table-cell table:style-name="_31_125.B5" office:value-type="string">
            <text:p text:style-name="P11">$1-72</text:p>
          </table:table-cell>
          <table:table-cell table:style-name="_31_125.B5" office:value-type="string">
            <text:p text:style-name="P11">$1-82</text:p>
          </table:table-cell>
          <table:table-cell table:style-name="_31_125.B5" office:value-type="string">
            <text:p text:style-name="P11">$1-02</text:p>
          </table:table-cell>
          <table:table-cell table:style-name="_31_125.B5" office:value-type="string">
            <text:p text:style-name="P11">$1-12</text:p>
          </table:table-cell>
          <table:table-cell table:style-name="_31_125.B5" office:value-type="string">
            <text:p text:style-name="P11">$1-22</text:p>
          </table:table-cell>
          <table:covered-table-cell/>
        </table:table-row>
        <table:table-row>
          <table:table-cell table:style-name="_31_125.A5" office:value-type="string">
            <text:p text:style-name="P10">7<text:span text:style-name="T6">0</text:span> мЗв/ч</text:p>
          </table:table-cell>
          <table:table-cell table:style-name="_31_125.B5" office:value-type="string">
            <text:p text:style-name="P11">$1-33</text:p>
          </table:table-cell>
          <table:table-cell table:style-name="_31_125.B5" office:value-type="string">
            <text:p text:style-name="P11">$1-43</text:p>
          </table:table-cell>
          <table:table-cell table:style-name="_31_125.B5" office:value-type="string">
            <text:p text:style-name="P11">$1-53</text:p>
          </table:table-cell>
          <table:table-cell table:style-name="_31_125.B5" office:value-type="string">
            <text:p text:style-name="P11">$1-63</text:p>
          </table:table-cell>
          <table:table-cell table:style-name="_31_125.B5" office:value-type="string">
            <text:p text:style-name="P11">$1-73</text:p>
          </table:table-cell>
          <table:table-cell table:style-name="_31_125.B5" office:value-type="string">
            <text:p text:style-name="P11">$1-83</text:p>
          </table:table-cell>
          <table:table-cell table:style-name="_31_125.B5" office:value-type="string">
            <text:p text:style-name="P11">$1-03</text:p>
          </table:table-cell>
          <table:table-cell table:style-name="_31_125.B5" office:value-type="string">
            <text:p text:style-name="P11">$1-13</text:p>
          </table:table-cell>
          <table:table-cell table:style-name="_31_125.B5" office:value-type="string">
            <text:p text:style-name="P11">$1-23</text:p>
          </table:table-cell>
          <table:covered-table-cell/>
        </table:table-row>
        <table:table-row>
          <table:table-cell table:style-name="_31_125.A9" office:value-type="string">
            <text:p text:style-name="P10"><text:span text:style-name="T6">240</text:span> мЗв/ч</text:p>
          </table:table-cell>
          <table:table-cell table:style-name="_31_125.B9" office:value-type="string">
            <text:p text:style-name="P11">$1-34</text:p>
          </table:table-cell>
          <table:table-cell table:style-name="_31_125.B9" office:value-type="string">
            <text:p text:style-name="P11">$1-44</text:p>
          </table:table-cell>
          <table:table-cell table:style-name="_31_125.B9" office:value-type="string">
            <text:p text:style-name="P11">$1-54</text:p>
          </table:table-cell>
          <table:table-cell table:style-name="_31_125.B9" office:value-type="string">
            <text:p text:style-name="P11">$1-64</text:p>
          </table:table-cell>
          <table:table-cell table:style-name="_31_125.B9" office:value-type="string">
            <text:p text:style-name="P11">$1-74</text:p>
          </table:table-cell>
          <table:table-cell table:style-name="_31_125.B9" office:value-type="string">
            <text:p text:style-name="P11">$1-84</text:p>
          </table:table-cell>
          <table:table-cell table:style-name="_31_125.B9" office:value-type="string">
            <text:p text:style-name="P11">$1-04</text:p>
          </table:table-cell>
          <table:table-cell table:style-name="_31_125.B9" office:value-type="string">
            <text:p text:style-name="P11">$1-14</text:p>
          </table:table-cell>
          <table:table-cell table:style-name="_31_125.B9" office:value-type="string">
            <text:p text:style-name="P11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32"/>
            <text:p text:style-name="P41">Определение основной относительной погрешности измерения <text:span text:style-name="T6">м</text:span>ощность амбиентной эквивалентной дозы<text:span text:style-name="T6"> гамма излучения дозиметра-радиометра</text:span> МКС-AT1125A<text:span text:style-name="T6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_31_125A.B2" table:number-rows-spanned="3" office:value-type="string">
            <text:p text:style-name="P22">Номер источ-ника</text:p>
          </table:table-cell>
          <table:table-cell table:style-name="_31_125A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_31_125A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22"><text:span text:style-name="T7">Относи-тельная</text:span><text:span text:style-name="T28"> </text:span><text:span text:style-name="T7">погреш-ность</text:span><text:span text:style-name="T28"> </text:span><text:span text:style-name="T25">измерения</text:span> </text:p>
            <text:p text:style-name="P22"><text:span text:style-name="T23">θ</text:span><text:span text:style-name="T14">пр</text:span><text:span text:style-name="T15">i</text:span><text:span text:style-name="T6">,</text:span> %</text:p>
          </table:table-cell>
          <table:table-cell table:style-name="_31_125A.B2" table:number-rows-spanned="3" office:value-type="string">
            <text:p text:style-name="P21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_31_125A.K2" table:number-rows-spanned="3" office:value-type="string">
            <text:p text:style-name="P25"><text:span text:style-name="T21">Предел основной </text:span><text:span text:style-name="T6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29">Фон, нЗв/ч</text:p>
          </table:table-cell>
          <table:table-cell table:style-name="_31_125A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29">Среднее значение, <text:span text:style-name="T3">H</text:span><text:span text:style-name="T11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0"><text:span text:style-name="T18">H</text:span><text:span text:style-name="T11">1</text:span></text:p>
          </table:table-cell>
          <table:table-cell table:style-name="_31_125A.D3" office:value-type="string">
            <text:p text:style-name="P29"><text:span text:style-name="T3">H</text:span><text:span text:style-name="T11">2</text:span></text:p>
          </table:table-cell>
          <table:table-cell table:style-name="_31_125A.D3" office:value-type="string">
            <text:p text:style-name="P29"><text:span text:style-name="T3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10">0,<text:span text:style-name="T6">24</text:span> мкЗв/ч</text:p>
          </table:table-cell>
          <table:table-cell table:style-name="_31_125A.B5" office:value-type="string">
            <text:p text:style-name="P11">$2-30</text:p>
          </table:table-cell>
          <table:table-cell table:style-name="_31_125A.B5" office:value-type="string">
            <text:p text:style-name="P11">$2-40</text:p>
          </table:table-cell>
          <table:table-cell table:style-name="_31_125A.B5" office:value-type="string">
            <text:p text:style-name="P11">$2-50</text:p>
          </table:table-cell>
          <table:table-cell table:style-name="_31_125A.B5" office:value-type="string">
            <text:p text:style-name="P11">$2-60</text:p>
          </table:table-cell>
          <table:table-cell table:style-name="_31_125A.B5" office:value-type="string">
            <text:p text:style-name="P11">$2-70</text:p>
          </table:table-cell>
          <table:table-cell table:style-name="_31_125A.B5" office:value-type="string">
            <text:p text:style-name="P11">$2-80</text:p>
          </table:table-cell>
          <table:table-cell table:style-name="_31_125A.B5" office:value-type="string">
            <text:p text:style-name="P11">$2-00</text:p>
          </table:table-cell>
          <table:table-cell table:style-name="_31_125A.B5" office:value-type="string">
            <text:p text:style-name="P11">$2-10</text:p>
          </table:table-cell>
          <table:table-cell table:style-name="_31_125A.B5" office:value-type="string">
            <text:p text:style-name="P11">$2-20</text:p>
          </table:table-cell>
          <table:table-cell table:style-name="_31_125A.K5" table:number-rows-spanned="8" office:value-type="string">
            <text:p text:style-name="P10">±<text:span text:style-name="T6">15</text:span></text:p>
          </table:table-cell>
        </table:table-row>
        <table:table-row>
          <table:table-cell table:style-name="_31_125A.A5" office:value-type="string">
            <text:p text:style-name="P10"><text:span text:style-name="T6">0,</text:span>7 мкЗв/ч</text:p>
          </table:table-cell>
          <table:table-cell table:style-name="_31_125A.B5" office:value-type="string">
            <text:p text:style-name="P11">$2-31</text:p>
          </table:table-cell>
          <table:table-cell table:style-name="_31_125A.B5" office:value-type="string">
            <text:p text:style-name="P11">$2-41</text:p>
          </table:table-cell>
          <table:table-cell table:style-name="_31_125A.B5" office:value-type="string">
            <text:p text:style-name="P11">$2-51</text:p>
          </table:table-cell>
          <table:table-cell table:style-name="_31_125A.B5" office:value-type="string">
            <text:p text:style-name="P11">$2-61</text:p>
          </table:table-cell>
          <table:table-cell table:style-name="_31_125A.B5" office:value-type="string">
            <text:p text:style-name="P11">$2-71</text:p>
          </table:table-cell>
          <table:table-cell table:style-name="_31_125A.B5" office:value-type="string">
            <text:p text:style-name="P11">$2-81</text:p>
          </table:table-cell>
          <table:table-cell table:style-name="_31_125A.B5" office:value-type="string">
            <text:p text:style-name="P11">$2-01</text:p>
          </table:table-cell>
          <table:table-cell table:style-name="_31_125A.B5" office:value-type="string">
            <text:p text:style-name="P11">$2-11</text:p>
          </table:table-cell>
          <table:table-cell table:style-name="_31_125A.B5" office:value-type="string">
            <text:p text:style-name="P11">$2-21</text:p>
          </table:table-cell>
          <table:covered-table-cell/>
        </table:table-row>
        <table:table-row>
          <table:table-cell table:style-name="_31_125A.A5" office:value-type="string">
            <text:p text:style-name="P10">7 мкЗв/ч</text:p>
          </table:table-cell>
          <table:table-cell table:style-name="_31_125A.B5" office:value-type="string">
            <text:p text:style-name="P11">$2-32</text:p>
          </table:table-cell>
          <table:table-cell table:style-name="_31_125A.B5" office:value-type="string">
            <text:p text:style-name="P11">$2-42</text:p>
          </table:table-cell>
          <table:table-cell table:style-name="_31_125A.B5" office:value-type="string">
            <text:p text:style-name="P11">$2-52</text:p>
          </table:table-cell>
          <table:table-cell table:style-name="_31_125A.B5" office:value-type="string">
            <text:p text:style-name="P11">$2-62</text:p>
          </table:table-cell>
          <table:table-cell table:style-name="_31_125A.B5" office:value-type="string">
            <text:p text:style-name="P11">$2-72</text:p>
          </table:table-cell>
          <table:table-cell table:style-name="_31_125A.B5" office:value-type="string">
            <text:p text:style-name="P11">$2-82</text:p>
          </table:table-cell>
          <table:table-cell table:style-name="_31_125A.B5" office:value-type="string">
            <text:p text:style-name="P11">$2-02</text:p>
          </table:table-cell>
          <table:table-cell table:style-name="_31_125A.B5" office:value-type="string">
            <text:p text:style-name="P11">$2-12</text:p>
          </table:table-cell>
          <table:table-cell table:style-name="_31_125A.B5" office:value-type="string">
            <text:p text:style-name="P11">$2-22</text:p>
          </table:table-cell>
          <table:covered-table-cell/>
        </table:table-row>
        <table:table-row>
          <table:table-cell table:style-name="_31_125A.A5" office:value-type="string">
            <text:p text:style-name="P10">7<text:span text:style-name="T6">0</text:span> <text:span text:style-name="T6">мкЗв</text:span>/ч</text:p>
          </table:table-cell>
          <table:table-cell table:style-name="_31_125A.B5" office:value-type="string">
            <text:p text:style-name="P11">$2-33</text:p>
          </table:table-cell>
          <table:table-cell table:style-name="_31_125A.B5" office:value-type="string">
            <text:p text:style-name="P11">$2-43</text:p>
          </table:table-cell>
          <table:table-cell table:style-name="_31_125A.B5" office:value-type="string">
            <text:p text:style-name="P11">$2-53</text:p>
          </table:table-cell>
          <table:table-cell table:style-name="_31_125A.B5" office:value-type="string">
            <text:p text:style-name="P11">$2-63</text:p>
          </table:table-cell>
          <table:table-cell table:style-name="_31_125A.B5" office:value-type="string">
            <text:p text:style-name="P11">$2-73</text:p>
          </table:table-cell>
          <table:table-cell table:style-name="_31_125A.B5" office:value-type="string">
            <text:p text:style-name="P11">$2-83</text:p>
          </table:table-cell>
          <table:table-cell table:style-name="_31_125A.B5" office:value-type="string">
            <text:p text:style-name="P11">$2-03</text:p>
          </table:table-cell>
          <table:table-cell table:style-name="_31_125A.B5" office:value-type="string">
            <text:p text:style-name="P11">$2-13</text:p>
          </table:table-cell>
          <table:table-cell table:style-name="_31_125A.B5" office:value-type="string">
            <text:p text:style-name="P11">$2-23</text:p>
          </table:table-cell>
          <table:covered-table-cell/>
        </table:table-row>
        <table:table-row>
          <table:table-cell table:style-name="_31_125A.A5" office:value-type="string">
            <text:p text:style-name="P10"><text:span text:style-name="T6">240</text:span> <text:span text:style-name="T6">мкЗв</text:span>/ч</text:p>
          </table:table-cell>
          <table:table-cell table:style-name="_31_125A.B5" office:value-type="string">
            <text:p text:style-name="P11">$2-34</text:p>
          </table:table-cell>
          <table:table-cell table:style-name="_31_125A.B5" office:value-type="string">
            <text:p text:style-name="P11">$2-44</text:p>
          </table:table-cell>
          <table:table-cell table:style-name="_31_125A.B5" office:value-type="string">
            <text:p text:style-name="P11">$2-54</text:p>
          </table:table-cell>
          <table:table-cell table:style-name="_31_125A.B5" office:value-type="string">
            <text:p text:style-name="P11">$2-64</text:p>
          </table:table-cell>
          <table:table-cell table:style-name="_31_125A.B5" office:value-type="string">
            <text:p text:style-name="P11">$2-74</text:p>
          </table:table-cell>
          <table:table-cell table:style-name="_31_125A.B5" office:value-type="string">
            <text:p text:style-name="P11">$2-84</text:p>
          </table:table-cell>
          <table:table-cell table:style-name="_31_125A.B5" office:value-type="string">
            <text:p text:style-name="P11">$2-04</text:p>
          </table:table-cell>
          <table:table-cell table:style-name="_31_125A.B5" office:value-type="string">
            <text:p text:style-name="P11">$2-14</text:p>
          </table:table-cell>
          <table:table-cell table:style-name="_31_125A.B5" office:value-type="string">
            <text:p text:style-name="P11">$2-24</text:p>
          </table:table-cell>
          <table:covered-table-cell/>
        </table:table-row>
        <table:table-row>
          <table:table-cell table:style-name="_31_125A.A5" office:value-type="string">
            <text:p text:style-name="P10"><text:span text:style-name="T6">0,</text:span>7 мЗв/ч</text:p>
          </table:table-cell>
          <table:table-cell table:style-name="_31_125A.B5" office:value-type="string">
            <text:p text:style-name="P11">$2-35</text:p>
          </table:table-cell>
          <table:table-cell table:style-name="_31_125A.B5" office:value-type="string">
            <text:p text:style-name="P11">$2-45</text:p>
          </table:table-cell>
          <table:table-cell table:style-name="_31_125A.B5" office:value-type="string">
            <text:p text:style-name="P11">$2-55</text:p>
          </table:table-cell>
          <table:table-cell table:style-name="_31_125A.B5" office:value-type="string">
            <text:p text:style-name="P11">$2-65</text:p>
          </table:table-cell>
          <table:table-cell table:style-name="_31_125A.B5" office:value-type="string">
            <text:p text:style-name="P11">$2-75</text:p>
          </table:table-cell>
          <table:table-cell table:style-name="_31_125A.B5" office:value-type="string">
            <text:p text:style-name="P11">$2-85</text:p>
          </table:table-cell>
          <table:table-cell table:style-name="_31_125A.B5" office:value-type="string">
            <text:p text:style-name="P11">$2-05</text:p>
          </table:table-cell>
          <table:table-cell table:style-name="_31_125A.B5" office:value-type="string">
            <text:p text:style-name="P11">$2-15</text:p>
          </table:table-cell>
          <table:table-cell table:style-name="_31_125A.B5" office:value-type="string">
            <text:p text:style-name="P11">$2-25</text:p>
          </table:table-cell>
          <table:covered-table-cell/>
        </table:table-row>
        <table:table-row>
          <table:table-cell table:style-name="_31_125A.A5" office:value-type="string">
            <text:p text:style-name="P10">7 мЗв/ч</text:p>
          </table:table-cell>
          <table:table-cell table:style-name="_31_125A.B5" office:value-type="string">
            <text:p text:style-name="P11">$2-36</text:p>
          </table:table-cell>
          <table:table-cell table:style-name="_31_125A.B5" office:value-type="string">
            <text:p text:style-name="P11">$2-46</text:p>
          </table:table-cell>
          <table:table-cell table:style-name="_31_125A.B5" office:value-type="string">
            <text:p text:style-name="P11">$2-56</text:p>
          </table:table-cell>
          <table:table-cell table:style-name="_31_125A.B5" office:value-type="string">
            <text:p text:style-name="P11">$2-66</text:p>
          </table:table-cell>
          <table:table-cell table:style-name="_31_125A.B5" office:value-type="string">
            <text:p text:style-name="P11">$2-76</text:p>
          </table:table-cell>
          <table:table-cell table:style-name="_31_125A.B5" office:value-type="string">
            <text:p text:style-name="P11">$2-86</text:p>
          </table:table-cell>
          <table:table-cell table:style-name="_31_125A.B5" office:value-type="string">
            <text:p text:style-name="P11">$2-06</text:p>
          </table:table-cell>
          <table:table-cell table:style-name="_31_125A.B5" office:value-type="string">
            <text:p text:style-name="P11">$2-16</text:p>
          </table:table-cell>
          <table:table-cell table:style-name="_31_125A.B5" office:value-type="string">
            <text:p text:style-name="P11">$2-26</text:p>
          </table:table-cell>
          <table:covered-table-cell/>
        </table:table-row>
        <table:table-row>
          <table:table-cell table:style-name="_31_125A.A12" office:value-type="string">
            <text:p text:style-name="P10">7<text:span text:style-name="T6">0</text:span> мЗв/ч</text:p>
          </table:table-cell>
          <table:table-cell table:style-name="_31_125A.B12" office:value-type="string">
            <text:p text:style-name="P11">$2-37</text:p>
          </table:table-cell>
          <table:table-cell table:style-name="_31_125A.B12" office:value-type="string">
            <text:p text:style-name="P11">$2-47</text:p>
          </table:table-cell>
          <table:table-cell table:style-name="_31_125A.B12" office:value-type="string">
            <text:p text:style-name="P11">$2-57</text:p>
          </table:table-cell>
          <table:table-cell table:style-name="_31_125A.B12" office:value-type="string">
            <text:p text:style-name="P11">$2-67</text:p>
          </table:table-cell>
          <table:table-cell table:style-name="_31_125A.B12" office:value-type="string">
            <text:p text:style-name="P11">$2-77</text:p>
          </table:table-cell>
          <table:table-cell table:style-name="_31_125A.B12" office:value-type="string">
            <text:p text:style-name="P11">$2-87</text:p>
          </table:table-cell>
          <table:table-cell table:style-name="_31_125A.B12" office:value-type="string">
            <text:p text:style-name="P11">$2-07</text:p>
          </table:table-cell>
          <table:table-cell table:style-name="_31_125A.B12" office:value-type="string">
            <text:p text:style-name="P11">$2-17</text:p>
          </table:table-cell>
          <table:table-cell table:style-name="_31_125A.B12" office:value-type="string">
            <text:p text:style-name="P11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45"/>
            <text:p text:style-name="P32">Определение основной относительной погрешности измерения <text:span text:style-name="T6">удельной активности радионуклида </text:span><text:span text:style-name="T33">137</text:span><text:span text:style-name="T6">Cs дозиметром-радиометром</text:span> МКС-$type<text:span text:style-name="T6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7"/>
            <text:p text:style-name="P22">Номер <text:span text:style-name="T6">источ-ника</text:span></text:p>
          </table:table-cell>
          <table:table-cell table:style-name="BZ.B2" table:number-rows-spanned="3" office:value-type="string">
            <text:p text:style-name="P24">Удельная активность в контроль-ной точке, <text:span text:style-name="T1">A</text:span><text:span text:style-name="T12">oi</text:span><text:span text:style-name="T1">, </text:span>Бк/кг</text:p>
          </table:table-cell>
          <table:table-cell table:style-name="BZ.B2" table:number-columns-spanned="4" office:value-type="string">
            <text:p text:style-name="P29">Измерение мощности дозы</text:p>
            <text:p text:style-name="P29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7"><text:span text:style-name="T7">Относи-тельная</text:span><text:span text:style-name="T28"> </text:span><text:span text:style-name="T7">погреш-ность</text:span><text:span text:style-name="T28"> </text:span><text:span text:style-name="T25">измерения</text:span> </text:p>
            <text:p text:style-name="P37"><text:span text:style-name="T23">θ</text:span><text:span text:style-name="T14">пр</text:span><text:span text:style-name="T15">i</text:span><text:span text:style-name="T6">,</text:span> %</text:p>
          </table:table-cell>
          <table:table-cell table:style-name="BZ.B2" table:number-rows-spanned="3" office:value-type="string">
            <text:p text:style-name="P4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BZ.I2" table:number-rows-spanned="3" office:value-type="string">
            <text:p text:style-name="P38"><text:span text:style-name="T21">Предел основной </text:span><text:span text:style-name="T6">относи-тельной</text:span> <text:span text:style-name="T1">погреш-ности</text:span>, </text:p>
            <text:p text:style-name="P38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31">Среднее значение, <text:span text:style-name="T3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30"><text:span text:style-name="T34"></text:span><text:span text:style-name="T11">1</text:span></text:p>
          </table:table-cell>
          <table:table-cell table:style-name="BZ.C4" office:value-type="string">
            <text:p text:style-name="P29"><text:span text:style-name="T35"></text:span><text:span text:style-name="T11">2</text:span></text:p>
          </table:table-cell>
          <table:table-cell table:style-name="BZ.C4" office:value-type="string">
            <text:p text:style-name="P29"><text:span text:style-name="T35">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3">$6-A0</text:p>
          </table:table-cell>
          <table:table-cell table:style-name="BZ.C3" office:value-type="string">
            <text:p text:style-name="P11">$<text:span text:style-name="T1">6</text:span>-<text:span text:style-name="T1">9</text:span>0</text:p>
          </table:table-cell>
          <table:table-cell table:style-name="BZ.C3" office:value-type="string">
            <text:p text:style-name="P11">$6-60</text:p>
          </table:table-cell>
          <table:table-cell table:style-name="BZ.C3" office:value-type="string">
            <text:p text:style-name="P11">$6-70</text:p>
          </table:table-cell>
          <table:table-cell table:style-name="BZ.C3" office:value-type="string">
            <text:p text:style-name="P11">$6-80</text:p>
          </table:table-cell>
          <table:table-cell table:style-name="BZ.C3" office:value-type="string">
            <text:p text:style-name="P11">$6-00</text:p>
          </table:table-cell>
          <table:table-cell table:style-name="BZ.C3" office:value-type="string">
            <text:p text:style-name="P11">$6-10</text:p>
          </table:table-cell>
          <table:table-cell table:style-name="BZ.C3" office:value-type="string">
            <text:p text:style-name="P11">$6-20</text:p>
          </table:table-cell>
          <table:table-cell table:style-name="BZ.I5" table:number-rows-spanned="4" office:value-type="string">
            <text:p text:style-name="P10">±<text:span text:style-name="T6">15</text:span></text:p>
          </table:table-cell>
        </table:table-row>
        <table:table-row>
          <table:table-cell table:style-name="BZ.A5" office:value-type="string">
            <text:p text:style-name="P13">$6-A1</text:p>
          </table:table-cell>
          <table:table-cell table:style-name="BZ.C3" office:value-type="string">
            <text:p text:style-name="P13">$6-91</text:p>
          </table:table-cell>
          <table:table-cell table:style-name="BZ.C3" office:value-type="string">
            <text:p text:style-name="P11">$6-61</text:p>
          </table:table-cell>
          <table:table-cell table:style-name="BZ.C3" office:value-type="string">
            <text:p text:style-name="P11">$6-71</text:p>
          </table:table-cell>
          <table:table-cell table:style-name="BZ.C3" office:value-type="string">
            <text:p text:style-name="P11">$6-81</text:p>
          </table:table-cell>
          <table:table-cell table:style-name="BZ.C3" office:value-type="string">
            <text:p text:style-name="P11">$6-01</text:p>
          </table:table-cell>
          <table:table-cell table:style-name="BZ.C3" office:value-type="string">
            <text:p text:style-name="P11">$6-11</text:p>
          </table:table-cell>
          <table:table-cell table:style-name="BZ.C3" office:value-type="string">
            <text:p text:style-name="P11">$6-21</text:p>
          </table:table-cell>
          <table:covered-table-cell/>
        </table:table-row>
        <table:table-row>
          <table:table-cell table:style-name="BZ.A5" office:value-type="string">
            <text:p text:style-name="P13">$6-A2</text:p>
          </table:table-cell>
          <table:table-cell table:style-name="BZ.C3" office:value-type="string">
            <text:p text:style-name="P13">$6-92</text:p>
          </table:table-cell>
          <table:table-cell table:style-name="BZ.C3" office:value-type="string">
            <text:p text:style-name="P11">$6-62</text:p>
          </table:table-cell>
          <table:table-cell table:style-name="BZ.C3" office:value-type="string">
            <text:p text:style-name="P11">$6-72</text:p>
          </table:table-cell>
          <table:table-cell table:style-name="BZ.C3" office:value-type="string">
            <text:p text:style-name="P11">$6-82</text:p>
          </table:table-cell>
          <table:table-cell table:style-name="BZ.C3" office:value-type="string">
            <text:p text:style-name="P11">$6-02</text:p>
          </table:table-cell>
          <table:table-cell table:style-name="BZ.C3" office:value-type="string">
            <text:p text:style-name="P11">$6-12</text:p>
          </table:table-cell>
          <table:table-cell table:style-name="BZ.C3" office:value-type="string">
            <text:p text:style-name="P11">$6-22</text:p>
          </table:table-cell>
          <table:covered-table-cell/>
        </table:table-row>
        <table:table-row>
          <table:table-cell table:style-name="BZ.A8" office:value-type="string">
            <text:p text:style-name="P13">$6-A3</text:p>
          </table:table-cell>
          <table:table-cell table:style-name="BZ.B8" office:value-type="string">
            <text:p text:style-name="P13">$6-93</text:p>
          </table:table-cell>
          <table:table-cell table:style-name="BZ.B8" office:value-type="string">
            <text:p text:style-name="P11">$6-63</text:p>
          </table:table-cell>
          <table:table-cell table:style-name="BZ.B8" office:value-type="string">
            <text:p text:style-name="P11">$6-73</text:p>
          </table:table-cell>
          <table:table-cell table:style-name="BZ.B8" office:value-type="string">
            <text:p text:style-name="P11">$6-83</text:p>
          </table:table-cell>
          <table:table-cell table:style-name="BZ.B8" office:value-type="string">
            <text:p text:style-name="P11">$6-03</text:p>
          </table:table-cell>
          <table:table-cell table:style-name="BZ.B8" office:value-type="string">
            <text:p text:style-name="P11">$6-13</text:p>
          </table:table-cell>
          <table:table-cell table:style-name="BZ.B8" office:value-type="string">
            <text:p text:style-name="P11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48"/>
            <text:p text:style-name="P34"><text:span text:style-name="T1">Определение основной относительной погрешности измерения плотности потока </text:span>альфа-излучения<text:span text:style-name="T1">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35"><text:span text:style-name="T6">Плотность потока в </text:span><text:span text:style-name="T1">контроль-ной</text:span> точке <text:span text:style-name="T31"></text:span><text:span text:style-name="T11">0</text:span><text:span text:style-name="T12">i</text:span>,</text:p>
            <text:p text:style-name="P36"><text:s/>мин<text:span text:style-name="T32">-1</text:span>·см<text:span text:style-name="T32">-2</text:span></text:p>
          </table:table-cell>
          <table:table-cell table:style-name="BDPS_5f_a.B2" table:number-rows-spanned="3" office:value-type="string">
            <text:p text:style-name="P37">Номер источ-ника</text:p>
          </table:table-cell>
          <table:table-cell table:style-name="BDPS_5f_a.B2" table:number-columns-spanned="4" office:value-type="string">
            <text:p text:style-name="P39">Измерение плотности потока в контрольной <text:s/>точке, <text:span text:style-name="T26"></text:span><text:span text:style-name="T17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7"><text:span text:style-name="T7">Относи-тельная</text:span><text:span text:style-name="T28"> </text:span><text:span text:style-name="T7">погреш-ность</text:span><text:span text:style-name="T28"> </text:span><text:span text:style-name="T25">измерения</text:span> </text:p>
            <text:p text:style-name="P37"><text:span text:style-name="T23">θ</text:span><text:span text:style-name="T14">пр</text:span><text:span text:style-name="T15">i</text:span><text:span text:style-name="T6">,</text:span> %</text:p>
          </table:table-cell>
          <table:table-cell table:style-name="BDPS_5f_a.B2" table:number-rows-spanned="3" office:value-type="string">
            <text:p text:style-name="P4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BDPS_5f_a.I2" table:number-rows-spanned="3" office:value-type="string">
            <text:p text:style-name="P38"><text:span text:style-name="T21">Предел основной </text:span><text:span text:style-name="T6">относи-тельной</text:span> <text:span text:style-name="T1">погреш-ности</text:span>, </text:p>
            <text:p text:style-name="P38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29">Среднее значение, <text:span text:style-name="T27">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0"><text:span text:style-name="T34"></text:span><text:span text:style-name="T11">1</text:span></text:p>
          </table:table-cell>
          <table:table-cell table:style-name="BDPS_5f_a.C4" office:value-type="string">
            <text:p text:style-name="P29"><text:span text:style-name="T35"></text:span><text:span text:style-name="T11">2</text:span></text:p>
          </table:table-cell>
          <table:table-cell table:style-name="BDPS_5f_a.C4" office:value-type="string">
            <text:p text:style-name="P29"><text:span text:style-name="T35">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1">$3-60</text:p>
          </table:table-cell>
          <table:table-cell table:style-name="BDPS_5f_a.C3" office:value-type="string">
            <text:p text:style-name="P11">$3-70</text:p>
          </table:table-cell>
          <table:table-cell table:style-name="BDPS_5f_a.C3" office:value-type="string">
            <text:p text:style-name="P11">$3-80</text:p>
          </table:table-cell>
          <table:table-cell table:style-name="BDPS_5f_a.C3" office:value-type="string">
            <text:p text:style-name="P11">$3-00</text:p>
          </table:table-cell>
          <table:table-cell table:style-name="BDPS_5f_a.C3" office:value-type="string">
            <text:p text:style-name="P11">$3-10</text:p>
          </table:table-cell>
          <table:table-cell table:style-name="BDPS_5f_a.C3" office:value-type="string">
            <text:p text:style-name="P11">$3-20</text:p>
          </table:table-cell>
          <table:table-cell table:style-name="BDPS_5f_a.I5" table:number-rows-spanned="5" office:value-type="string">
            <text:p text:style-name="P14">±<text:span text:style-name="T1">20</text:span></text:p>
          </table:table-cell>
        </table:table-row>
        <table:table-row>
          <table:table-cell table:style-name="BDPS_5f_a.A5" office:value-type="string">
            <text:p text:style-name="P12">$3-9<text:span text:style-name="T6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1">$3-61</text:p>
          </table:table-cell>
          <table:table-cell table:style-name="BDPS_5f_a.C3" office:value-type="string">
            <text:p text:style-name="P11">$3-71</text:p>
          </table:table-cell>
          <table:table-cell table:style-name="BDPS_5f_a.C3" office:value-type="string">
            <text:p text:style-name="P11">$3-81</text:p>
          </table:table-cell>
          <table:table-cell table:style-name="BDPS_5f_a.C3" office:value-type="string">
            <text:p text:style-name="P11">$3-01</text:p>
          </table:table-cell>
          <table:table-cell table:style-name="BDPS_5f_a.C3" office:value-type="string">
            <text:p text:style-name="P11">$3-11</text:p>
          </table:table-cell>
          <table:table-cell table:style-name="BDPS_5f_a.C3" office:value-type="string">
            <text:p text:style-name="P11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6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1">$3-62</text:p>
          </table:table-cell>
          <table:table-cell table:style-name="BDPS_5f_a.C3" office:value-type="string">
            <text:p text:style-name="P11">$3-72</text:p>
          </table:table-cell>
          <table:table-cell table:style-name="BDPS_5f_a.C3" office:value-type="string">
            <text:p text:style-name="P11">$3-82</text:p>
          </table:table-cell>
          <table:table-cell table:style-name="BDPS_5f_a.C3" office:value-type="string">
            <text:p text:style-name="P11">$3-02</text:p>
          </table:table-cell>
          <table:table-cell table:style-name="BDPS_5f_a.C3" office:value-type="string">
            <text:p text:style-name="P11">$3-12</text:p>
          </table:table-cell>
          <table:table-cell table:style-name="BDPS_5f_a.C3" office:value-type="string">
            <text:p text:style-name="P11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6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1">$3-63</text:p>
          </table:table-cell>
          <table:table-cell table:style-name="BDPS_5f_a.C3" office:value-type="string">
            <text:p text:style-name="P11">$3-73</text:p>
          </table:table-cell>
          <table:table-cell table:style-name="BDPS_5f_a.C3" office:value-type="string">
            <text:p text:style-name="P11">$3-83</text:p>
          </table:table-cell>
          <table:table-cell table:style-name="BDPS_5f_a.C3" office:value-type="string">
            <text:p text:style-name="P11">$3-03</text:p>
          </table:table-cell>
          <table:table-cell table:style-name="BDPS_5f_a.C3" office:value-type="string">
            <text:p text:style-name="P11">$3-13</text:p>
          </table:table-cell>
          <table:table-cell table:style-name="BDPS_5f_a.C3" office:value-type="string">
            <text:p text:style-name="P11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6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1">$3-64</text:p>
          </table:table-cell>
          <table:table-cell table:style-name="BDPS_5f_a.C9" office:value-type="string">
            <text:p text:style-name="P11">$3-74</text:p>
          </table:table-cell>
          <table:table-cell table:style-name="BDPS_5f_a.C9" office:value-type="string">
            <text:p text:style-name="P11">$3-84</text:p>
          </table:table-cell>
          <table:table-cell table:style-name="BDPS_5f_a.C9" office:value-type="string">
            <text:p text:style-name="P11">$3-04</text:p>
          </table:table-cell>
          <table:table-cell table:style-name="BDPS_5f_a.C9" office:value-type="string">
            <text:p text:style-name="P11">$3-14</text:p>
          </table:table-cell>
          <table:table-cell table:style-name="BDPS_5f_a.C9" office:value-type="string">
            <text:p text:style-name="P11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48"/>
            <text:p text:style-name="P34"><text:span text:style-name="T1">Определение основной относительной погрешности измерения плотности потока бета-излучения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35"><text:span text:style-name="T6">Плотность потока в </text:span><text:span text:style-name="T1">контроль-ной</text:span> точке <text:span text:style-name="T31"></text:span><text:span text:style-name="T11">0</text:span><text:span text:style-name="T12">i</text:span>,</text:p>
            <text:p text:style-name="P36"><text:s/>мин<text:span text:style-name="T32">-1</text:span>·см<text:span text:style-name="T32">-2</text:span></text:p>
          </table:table-cell>
          <table:table-cell table:style-name="BDPS_5f_b.B2" table:number-rows-spanned="3" office:value-type="string">
            <text:p text:style-name="P37">Номер источ-ника</text:p>
          </table:table-cell>
          <table:table-cell table:style-name="BDPS_5f_b.B2" table:number-columns-spanned="4" office:value-type="string">
            <text:p text:style-name="P39">Измерение плотности потока в контрольной <text:s/>точке, <text:span text:style-name="T26"></text:span><text:span text:style-name="T17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7"><text:span text:style-name="T7">Относи-тельная</text:span><text:span text:style-name="T28"> </text:span><text:span text:style-name="T7">погреш-ность</text:span><text:span text:style-name="T28"> </text:span><text:span text:style-name="T25">измерения</text:span> </text:p>
            <text:p text:style-name="P37"><text:span text:style-name="T23">θ</text:span><text:span text:style-name="T14">пр</text:span><text:span text:style-name="T15">i</text:span><text:span text:style-name="T6">,</text:span> %</text:p>
          </table:table-cell>
          <table:table-cell table:style-name="BDPS_5f_b.B2" table:number-rows-spanned="3" office:value-type="string">
            <text:p text:style-name="P40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BDPS_5f_b.I2" table:number-rows-spanned="3" office:value-type="string">
            <text:p text:style-name="P38"><text:span text:style-name="T21">Предел основной </text:span><text:span text:style-name="T6">относи-тельной</text:span> <text:span text:style-name="T1">погреш-ности</text:span>, </text:p>
            <text:p text:style-name="P38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29">Среднее значение, <text:span text:style-name="T27">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0"><text:span text:style-name="T34"></text:span><text:span text:style-name="T11">1</text:span></text:p>
          </table:table-cell>
          <table:table-cell table:style-name="BDPS_5f_b.C4" office:value-type="string">
            <text:p text:style-name="P29"><text:span text:style-name="T35"></text:span><text:span text:style-name="T11">2</text:span></text:p>
          </table:table-cell>
          <table:table-cell table:style-name="BDPS_5f_b.C4" office:value-type="string">
            <text:p text:style-name="P29"><text:span text:style-name="T35">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1">$4-60</text:p>
          </table:table-cell>
          <table:table-cell table:style-name="BDPS_5f_b.C3" office:value-type="string">
            <text:p text:style-name="P11">$4-70</text:p>
          </table:table-cell>
          <table:table-cell table:style-name="BDPS_5f_b.C3" office:value-type="string">
            <text:p text:style-name="P11">$4-80</text:p>
          </table:table-cell>
          <table:table-cell table:style-name="BDPS_5f_b.C3" office:value-type="string">
            <text:p text:style-name="P11">$4-00</text:p>
          </table:table-cell>
          <table:table-cell table:style-name="BDPS_5f_b.C3" office:value-type="string">
            <text:p text:style-name="P11">$4-10</text:p>
          </table:table-cell>
          <table:table-cell table:style-name="BDPS_5f_b.C3" office:value-type="string">
            <text:p text:style-name="P11">$4-20</text:p>
          </table:table-cell>
          <table:table-cell table:style-name="BDPS_5f_b.I5" table:number-rows-spanned="5" office:value-type="string">
            <text:p text:style-name="P14">±<text:span text:style-name="T1">20</text:span></text:p>
          </table:table-cell>
        </table:table-row>
        <table:table-row>
          <table:table-cell table:style-name="BDPS_5f_b.A5" office:value-type="string">
            <text:p text:style-name="P12">$4-9<text:span text:style-name="T6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1">$4-61</text:p>
          </table:table-cell>
          <table:table-cell table:style-name="BDPS_5f_b.C3" office:value-type="string">
            <text:p text:style-name="P11">$4-71</text:p>
          </table:table-cell>
          <table:table-cell table:style-name="BDPS_5f_b.C3" office:value-type="string">
            <text:p text:style-name="P11">$4-81</text:p>
          </table:table-cell>
          <table:table-cell table:style-name="BDPS_5f_b.C3" office:value-type="string">
            <text:p text:style-name="P11">$4-01</text:p>
          </table:table-cell>
          <table:table-cell table:style-name="BDPS_5f_b.C3" office:value-type="string">
            <text:p text:style-name="P11">$4-11</text:p>
          </table:table-cell>
          <table:table-cell table:style-name="BDPS_5f_b.C3" office:value-type="string">
            <text:p text:style-name="P11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6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1">$4-62</text:p>
          </table:table-cell>
          <table:table-cell table:style-name="BDPS_5f_b.C3" office:value-type="string">
            <text:p text:style-name="P11">$4-72</text:p>
          </table:table-cell>
          <table:table-cell table:style-name="BDPS_5f_b.C3" office:value-type="string">
            <text:p text:style-name="P11">$4-82</text:p>
          </table:table-cell>
          <table:table-cell table:style-name="BDPS_5f_b.C3" office:value-type="string">
            <text:p text:style-name="P11">$4-02</text:p>
          </table:table-cell>
          <table:table-cell table:style-name="BDPS_5f_b.C3" office:value-type="string">
            <text:p text:style-name="P11">$4-12</text:p>
          </table:table-cell>
          <table:table-cell table:style-name="BDPS_5f_b.C3" office:value-type="string">
            <text:p text:style-name="P11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6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1">$4-63</text:p>
          </table:table-cell>
          <table:table-cell table:style-name="BDPS_5f_b.C3" office:value-type="string">
            <text:p text:style-name="P11">$4-73</text:p>
          </table:table-cell>
          <table:table-cell table:style-name="BDPS_5f_b.C3" office:value-type="string">
            <text:p text:style-name="P11">$4-83</text:p>
          </table:table-cell>
          <table:table-cell table:style-name="BDPS_5f_b.C3" office:value-type="string">
            <text:p text:style-name="P11">$4-03</text:p>
          </table:table-cell>
          <table:table-cell table:style-name="BDPS_5f_b.C3" office:value-type="string">
            <text:p text:style-name="P11">$4-13</text:p>
          </table:table-cell>
          <table:table-cell table:style-name="BDPS_5f_b.C3" office:value-type="string">
            <text:p text:style-name="P11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6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1">$4-64</text:p>
          </table:table-cell>
          <table:table-cell table:style-name="BDPS_5f_b.C9" office:value-type="string">
            <text:p text:style-name="P11">$4-74</text:p>
          </table:table-cell>
          <table:table-cell table:style-name="BDPS_5f_b.C9" office:value-type="string">
            <text:p text:style-name="P11">$4-84</text:p>
          </table:table-cell>
          <table:table-cell table:style-name="BDPS_5f_b.C9" office:value-type="string">
            <text:p text:style-name="P11">$4-04</text:p>
          </table:table-cell>
          <table:table-cell table:style-name="BDPS_5f_b.C9" office:value-type="string">
            <text:p text:style-name="P11">$4-14</text:p>
          </table:table-cell>
          <table:table-cell table:style-name="BDPS_5f_b.C9" office:value-type="string">
            <text:p text:style-name="P11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49"/>
            <text:p text:style-name="P33"><text:span text:style-name="T2">Определение основной относительной погрешности измерения м</text:span><text:span text:style-name="T38">ощности дозы гамма излучения</text:span><text:span text:style-name="T2"> БДП</text:span><text:span text:style-name="T38">С</text:span><text:span text:style-name="T2">-0</text:span><text:span text:style-name="T38">2</text:span><text:span text:style-name="T2"> зав. №</text:span><text:span text:style-name="T5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0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BDPS_5f_g.B2" table:number-rows-spanned="3" office:value-type="string">
            <text:p text:style-name="P22">Номер источ-ника</text:p>
          </table:table-cell>
          <table:table-cell table:style-name="BDPS_5f_g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BDPS_5f_g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2"><text:span text:style-name="T7">Относи-тельная</text:span><text:span text:style-name="T28"> </text:span><text:span text:style-name="T7">погреш-ность</text:span><text:span text:style-name="T28"> </text:span><text:span text:style-name="T25">измерения</text:span> </text:p>
            <text:p text:style-name="P22"><text:span text:style-name="T23">θ</text:span><text:span text:style-name="T14">пр</text:span><text:span text:style-name="T15">i</text:span><text:span text:style-name="T6">,</text:span> %</text:p>
          </table:table-cell>
          <table:table-cell table:style-name="BDPS_5f_g.B2" table:number-rows-spanned="3" office:value-type="string">
            <text:p text:style-name="P21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BDPS_5f_g.K2" table:number-rows-spanned="3" office:value-type="string">
            <text:p text:style-name="P25"><text:span text:style-name="T21">Предел основной </text:span><text:span text:style-name="T6">относи-тельной</text:span> <text:span text:style-name="T1">погреш-ности</text:span>, </text:p>
            <text:p text:style-name="P25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29">Фон, нЗв/ч</text:p>
          </table:table-cell>
          <table:table-cell table:style-name="BDPS_5f_g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29">Среднее значение, <text:span text:style-name="T3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0"><text:span text:style-name="T18">H</text:span><text:span text:style-name="T11">1</text:span></text:p>
          </table:table-cell>
          <table:table-cell table:style-name="BDPS_5f_g.D3" office:value-type="string">
            <text:p text:style-name="P29"><text:span text:style-name="T3">H</text:span><text:span text:style-name="T11">2</text:span></text:p>
          </table:table-cell>
          <table:table-cell table:style-name="BDPS_5f_g.D3" office:value-type="string">
            <text:p text:style-name="P29"><text:span text:style-name="T3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10">0,7 мкЗв/ч</text:p>
          </table:table-cell>
          <table:table-cell table:style-name="BDPS_5f_g.D3" office:value-type="string">
            <text:p text:style-name="P11">$5-30</text:p>
          </table:table-cell>
          <table:table-cell table:style-name="BDPS_5f_g.D3" office:value-type="string">
            <text:p text:style-name="P11">$5-40</text:p>
          </table:table-cell>
          <table:table-cell table:style-name="BDPS_5f_g.D3" office:value-type="string">
            <text:p text:style-name="P11">$5-50</text:p>
          </table:table-cell>
          <table:table-cell table:style-name="BDPS_5f_g.D3" office:value-type="string">
            <text:p text:style-name="P11">$5-60</text:p>
          </table:table-cell>
          <table:table-cell table:style-name="BDPS_5f_g.D3" office:value-type="string">
            <text:p text:style-name="P11">$5-70</text:p>
          </table:table-cell>
          <table:table-cell table:style-name="BDPS_5f_g.D3" office:value-type="string">
            <text:p text:style-name="P11">$5-80</text:p>
          </table:table-cell>
          <table:table-cell table:style-name="BDPS_5f_g.D3" office:value-type="string">
            <text:p text:style-name="P11">$5-00</text:p>
          </table:table-cell>
          <table:table-cell table:style-name="BDPS_5f_g.D3" office:value-type="string">
            <text:p text:style-name="P11">$5-10</text:p>
          </table:table-cell>
          <table:table-cell table:style-name="BDPS_5f_g.D3" office:value-type="string">
            <text:p text:style-name="P11">$5-20</text:p>
          </table:table-cell>
          <table:table-cell table:style-name="BDPS_5f_g.K5" table:number-rows-spanned="6" office:value-type="string">
            <text:p text:style-name="P14">±<text:span text:style-name="T6">20</text:span></text:p>
          </table:table-cell>
        </table:table-row>
        <table:table-row>
          <table:table-cell table:style-name="BDPS_5f_g.A5" office:value-type="string">
            <text:p text:style-name="P10">7 мкЗв/ч</text:p>
          </table:table-cell>
          <table:table-cell table:style-name="BDPS_5f_g.D3" office:value-type="string">
            <text:p text:style-name="P11">$5-31</text:p>
          </table:table-cell>
          <table:table-cell table:style-name="BDPS_5f_g.D3" office:value-type="string">
            <text:p text:style-name="P11">$5-41</text:p>
          </table:table-cell>
          <table:table-cell table:style-name="BDPS_5f_g.D3" office:value-type="string">
            <text:p text:style-name="P11">$5-51</text:p>
          </table:table-cell>
          <table:table-cell table:style-name="BDPS_5f_g.D3" office:value-type="string">
            <text:p text:style-name="P11">$5-61</text:p>
          </table:table-cell>
          <table:table-cell table:style-name="BDPS_5f_g.D3" office:value-type="string">
            <text:p text:style-name="P11">$5-71</text:p>
          </table:table-cell>
          <table:table-cell table:style-name="BDPS_5f_g.D3" office:value-type="string">
            <text:p text:style-name="P11">$5-81</text:p>
          </table:table-cell>
          <table:table-cell table:style-name="BDPS_5f_g.D3" office:value-type="string">
            <text:p text:style-name="P11">$5-01</text:p>
          </table:table-cell>
          <table:table-cell table:style-name="BDPS_5f_g.D3" office:value-type="string">
            <text:p text:style-name="P11">$5-11</text:p>
          </table:table-cell>
          <table:table-cell table:style-name="BDPS_5f_g.D3" office:value-type="string">
            <text:p text:style-name="P11">$5-21</text:p>
          </table:table-cell>
          <table:covered-table-cell/>
        </table:table-row>
        <table:table-row>
          <table:table-cell table:style-name="BDPS_5f_g.A5" office:value-type="string">
            <text:p text:style-name="P10">70 мкЗв/ч</text:p>
          </table:table-cell>
          <table:table-cell table:style-name="BDPS_5f_g.D3" office:value-type="string">
            <text:p text:style-name="P11">$5-32</text:p>
          </table:table-cell>
          <table:table-cell table:style-name="BDPS_5f_g.D3" office:value-type="string">
            <text:p text:style-name="P11">$5-42</text:p>
          </table:table-cell>
          <table:table-cell table:style-name="BDPS_5f_g.D3" office:value-type="string">
            <text:p text:style-name="P11">$5-52</text:p>
          </table:table-cell>
          <table:table-cell table:style-name="BDPS_5f_g.D3" office:value-type="string">
            <text:p text:style-name="P11">$5-62</text:p>
          </table:table-cell>
          <table:table-cell table:style-name="BDPS_5f_g.D3" office:value-type="string">
            <text:p text:style-name="P11">$5-72</text:p>
          </table:table-cell>
          <table:table-cell table:style-name="BDPS_5f_g.D3" office:value-type="string">
            <text:p text:style-name="P11">$5-82</text:p>
          </table:table-cell>
          <table:table-cell table:style-name="BDPS_5f_g.D3" office:value-type="string">
            <text:p text:style-name="P11">$5-02</text:p>
          </table:table-cell>
          <table:table-cell table:style-name="BDPS_5f_g.D3" office:value-type="string">
            <text:p text:style-name="P11">$5-12</text:p>
          </table:table-cell>
          <table:table-cell table:style-name="BDPS_5f_g.D3" office:value-type="string">
            <text:p text:style-name="P11">$5-22</text:p>
          </table:table-cell>
          <table:covered-table-cell/>
        </table:table-row>
        <table:table-row>
          <table:table-cell table:style-name="BDPS_5f_g.A5" office:value-type="string">
            <text:p text:style-name="P10">0.7 мЗв/ч</text:p>
          </table:table-cell>
          <table:table-cell table:style-name="BDPS_5f_g.D3" office:value-type="string">
            <text:p text:style-name="P11">$5-33</text:p>
          </table:table-cell>
          <table:table-cell table:style-name="BDPS_5f_g.D3" office:value-type="string">
            <text:p text:style-name="P11">$5-43</text:p>
          </table:table-cell>
          <table:table-cell table:style-name="BDPS_5f_g.D3" office:value-type="string">
            <text:p text:style-name="P11">$5-53</text:p>
          </table:table-cell>
          <table:table-cell table:style-name="BDPS_5f_g.D3" office:value-type="string">
            <text:p text:style-name="P11">$5-63</text:p>
          </table:table-cell>
          <table:table-cell table:style-name="BDPS_5f_g.D3" office:value-type="string">
            <text:p text:style-name="P11">$5-73</text:p>
          </table:table-cell>
          <table:table-cell table:style-name="BDPS_5f_g.D3" office:value-type="string">
            <text:p text:style-name="P11">$5-83</text:p>
          </table:table-cell>
          <table:table-cell table:style-name="BDPS_5f_g.D3" office:value-type="string">
            <text:p text:style-name="P11">$5-03</text:p>
          </table:table-cell>
          <table:table-cell table:style-name="BDPS_5f_g.D3" office:value-type="string">
            <text:p text:style-name="P11">$5-13</text:p>
          </table:table-cell>
          <table:table-cell table:style-name="BDPS_5f_g.D3" office:value-type="string">
            <text:p text:style-name="P11">$5-23</text:p>
          </table:table-cell>
          <table:covered-table-cell/>
        </table:table-row>
        <table:table-row>
          <table:table-cell table:style-name="BDPS_5f_g.A5" office:value-type="string">
            <text:p text:style-name="P10">7,0 мЗв/ч</text:p>
          </table:table-cell>
          <table:table-cell table:style-name="BDPS_5f_g.D3" office:value-type="string">
            <text:p text:style-name="P11">$5-34</text:p>
          </table:table-cell>
          <table:table-cell table:style-name="BDPS_5f_g.D3" office:value-type="string">
            <text:p text:style-name="P11">$5-44</text:p>
          </table:table-cell>
          <table:table-cell table:style-name="BDPS_5f_g.D3" office:value-type="string">
            <text:p text:style-name="P11">$5-54</text:p>
          </table:table-cell>
          <table:table-cell table:style-name="BDPS_5f_g.D3" office:value-type="string">
            <text:p text:style-name="P11">$5-64</text:p>
          </table:table-cell>
          <table:table-cell table:style-name="BDPS_5f_g.D3" office:value-type="string">
            <text:p text:style-name="P11">$5-74</text:p>
          </table:table-cell>
          <table:table-cell table:style-name="BDPS_5f_g.D3" office:value-type="string">
            <text:p text:style-name="P11">$5-84</text:p>
          </table:table-cell>
          <table:table-cell table:style-name="BDPS_5f_g.D3" office:value-type="string">
            <text:p text:style-name="P11">$5-04</text:p>
          </table:table-cell>
          <table:table-cell table:style-name="BDPS_5f_g.D3" office:value-type="string">
            <text:p text:style-name="P11">$5-14</text:p>
          </table:table-cell>
          <table:table-cell table:style-name="BDPS_5f_g.D3" office:value-type="string">
            <text:p text:style-name="P11">$5-24</text:p>
          </table:table-cell>
          <table:covered-table-cell/>
        </table:table-row>
        <table:table-row>
          <table:table-cell table:style-name="BDPS_5f_g.A10" office:value-type="string">
            <text:p text:style-name="P10">20 мЗв/ч</text:p>
          </table:table-cell>
          <table:table-cell table:style-name="BDPS_5f_g.B10" office:value-type="string">
            <text:p text:style-name="P11">$5-35</text:p>
          </table:table-cell>
          <table:table-cell table:style-name="BDPS_5f_g.B10" office:value-type="string">
            <text:p text:style-name="P11">$5-45</text:p>
          </table:table-cell>
          <table:table-cell table:style-name="BDPS_5f_g.B10" office:value-type="string">
            <text:p text:style-name="P11">$5-55</text:p>
          </table:table-cell>
          <table:table-cell table:style-name="BDPS_5f_g.B10" office:value-type="string">
            <text:p text:style-name="P11">$5-65</text:p>
          </table:table-cell>
          <table:table-cell table:style-name="BDPS_5f_g.B10" office:value-type="string">
            <text:p text:style-name="P11">$5-75</text:p>
          </table:table-cell>
          <table:table-cell table:style-name="BDPS_5f_g.B10" office:value-type="string">
            <text:p text:style-name="P11">$5-85</text:p>
          </table:table-cell>
          <table:table-cell table:style-name="BDPS_5f_g.B10" office:value-type="string">
            <text:p text:style-name="P11">$5-05</text:p>
          </table:table-cell>
          <table:table-cell table:style-name="BDPS_5f_g.B10" office:value-type="string">
            <text:p text:style-name="P11">$5-15</text:p>
          </table:table-cell>
          <table:table-cell table:style-name="BDPS_5f_g.B10" office:value-type="string">
            <text:p text:style-name="P11">$5-25</text:p>
          </table:table-cell>
          <table:covered-table-cell/>
        </table:table-row>
      </table:table>
      <text:p text:style-name="P4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354in" fo:margin-bottom="0.177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689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<text:span text:style-name="MT1">-</text:span>радиометр МКС-<text:span text:style-name="MT1">$type<text:tab/></text:span>Зав. № 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04T14:33:27.18</dc:date>
    <meta:editing-duration>P3DT10H4M4S</meta:editing-duration>
    <meta:editing-cycles>354</meta:editing-cycles>
    <meta:generator>OpenOffice/4.1.6$Win32 OpenOffice.org_project/416m1$Build-9790</meta:generator>
    <meta:document-statistic meta:table-count="11" meta:image-count="0" meta:object-count="0" meta:page-count="3" meta:paragraph-count="430" meta:word-count="811" meta:character-count="5381"/>
  </office:meta>
</office:document-meta>
</file>